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bold"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bold"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bold"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office:automatic-styles>
  <office:body>
    <office:text>
      <text:p text:style-name="P1"><text:span text:style-name="T1">Ablauf des Programms:</text:span></text:p>
      <text:p text:style-name="P1"><text:span text:style-name="T2">Als erstes wird der<text:s/></text:span><text:span text:style-name="T3">Presetdeliverer<text:s/></text:span><text:span text:style-name="T4">aufgerufen, er besitzt die Codevorlagen für die ersten Java Dateien. Nachdem durch den XMLReader die Werte für das Füllen der Lücken gefunden wurden fügt der Presetdeliverer die fehlenden Werte in die Codevorlage ein und schreibt die Javatest Datei. Nach befüllen der Lücken in der Javacode Datei ruft der Presetdeliverer die Klasse<text:s/></text:span><text:span text:style-name="T5">TxtToJava<text:s/></text:span><text:span text:style-name="T6">auf welche dann die Javacode Datei schreibt.</text:span></text:p>
      <text:p text:style-name="P1"><text:span text:style-name="T6">Der<text:s/></text:span><text:span text:style-name="T7">XMLReader<text:s/></text:span><text:span text:style-name="T8">stellt die Schnittstelle zwischen Presetsetter und PresetDataBase dar.Außerdem ließt er die die Presetdatei.txt ein und gibt die Zeilen welche einen Wert für die Lücke der Codevorlage besitzen weiter an den Presetsetter.Der Inhalt der Zeile wird vom XMLReader in die PresetDataBase geschrieben.</text:span></text:p>
      <text:p text:style-name="P1"><text:span text:style-name="T8">Der<text:s/></text:span><text:span text:style-name="T9">Presetsetter<text:s/></text:span><text:span text:style-name="T10">bekommt vom XMLReader die Zeilen welche Namen und Werte enthalten übergeben, und sucht die Stelle heraus welche den konkreten Wert bzw. Namen enthält und gibt diesen zurück. Ausnahme ist wenn bei der Babystepclock, der Zeitwert wird berechnet und sofort in die PresetDataBase geschrieben.</text:span></text:p>
      <text:p text:style-name="P1"><text:span text:style-name="T10">Die<text:s/></text:span><text:span text:style-name="T11">PresetDataBase<text:s/></text:span><text:span text:style-name="T12">ist die Schnittstelle der eingelesen Werte zu den anderen Klassen und der GUI. Sie wird vom XMLReader mit den Werten beschrieben.</text:span></text:p>
      <text:p text:style-name="P1"><text:span text:style-name="T12"/></text:p>
      <text:p text:style-name="P1"><text:span text:style-name="T13">Babysteps</text:span><text:span text:style-name="T14">:</text:span></text:p>
      <text:p text:style-name="P1"><text:span text:style-name="T14">Die Klasse BabystepClock ist zu realisierung der Babystepfunktion zuständig. Von der Klasse werden BabystepClock Objekt instanziiert, beim Erstellen eines Objekts wird auf die PresetDataBase zugegriffen und die Maximalzeit des Babysteptimers abgefragt, und ein neuer Thread erstellt. In dem Thread wird dann jede Sekunde ein Zähler erhöht, solang bis der Maxwert der in den Presettings angegeben wurde erreicht wird.</text:span></text:p>
      <text:p text:style-name="P1"><text:span text:style-name="T14">Die Klasse liefert ein paar Methoden um mit der BabystepsClock zu interagieren.</text:span></text:p>
      <text:p text:style-name="P1"><text:span text:style-name="T14"><text:tab/>- stop() um das hochzählen des Zählers zu stoppen.</text:span></text:p>
      <text:p text:style-name="P1"><text:span text:style-name="T14"><text:tab/>- reset() um den Zähler zurück zu setzen.</text:span></text:p>
      <text:p text:style-name="P1"><text:span text:style-name="T14"><text:tab/>- restart() setz den Zähler wieder zurück und startet das Hochzählen den Zählers.</text:span></text:p>
      <text:p text:style-name="P1"><text:span text:style-name="T14">Somit existiert über den gesamten Programmverlauf nur ein BabystepClock Objekt.</text:span></text:p>
      <text:p text:style-name="P1"><text:span text:style-name="T14"/></text:p>
      <text:p text:style-name="P1"><text:span text:style-name="T14"/></text:p>
      <text:p text:style-name="P2"><draw:frame text:anchor-type="as-char" svg:width="145.79mm" svg:height="149.36mm" style:rel-width="scale" style:rel-height="scale"><draw:object-ole xlink:href="OleObj1"/><draw:image xlink:href="ObjectReplacements/OleObj1"/></draw:frame><text:span text:style-name="T14"/></text:p>
      <text:p text:style-name="P3"><text:span text:style-name="T1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